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e9f1b" officeooo:paragraph-rsid="001e9f1b"/>
    </style:style>
    <style:style style:name="P2" style:family="paragraph" style:parent-style-name="Text_20_body">
      <style:text-properties officeooo:paragraph-rsid="001e9f1b"/>
    </style:style>
    <style:style style:name="P3" style:family="paragraph">
      <style:paragraph-properties fo:text-align="cente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gr1" style:family="graphic">
      <style:graphic-properties draw:textarea-horizontal-align="justify" draw:textarea-vertical-align="middle" draw:auto-grow-height="false" fo:min-height="2.514cm" fo:min-width="3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678cm" fo:min-width="3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lasses</text:h>
      <text:p text:style-name="P2"><draw:frame draw:style-name="fr1" draw:name="Cadre1" text:anchor-type="paragraph" svg:x="0.192cm" svg:y="0.385cm" svg:width="16.298cm" draw:z-index="0"><draw:text-box fo:min-height="9.181cm"><text:p text:style-name="Frame_20_contents"><draw:custom-shape text:anchor-type="paragraph" draw:z-index="1" draw:name="Forme1" draw:style-name="gr1" svg:width="3.546cm" svg:height="2.514cm" svg:x="0.351cm" svg:y="0.377cm"><text:p>V</text:p><text:p>._name</text:p><text:p>._value</text:p><text:p>._error</text:p><draw:enhanced-geometry svg:viewBox="0 0 21600 21600" draw:type="rectangle" draw:enhanced-path="M 0 0 L 21600 0 21600 21600 0 21600 0 0 Z N"/></draw:custom-shape><draw:custom-shape text:anchor-type="paragraph" draw:z-index="2" draw:name="Forme2" draw:style-name="gr2" svg:width="3.943cm" svg:height="3.678cm" svg:x="0.298cm" svg:y="3.923cm"><text:p>JcFunc</text:p><text:p>._func</text:p><text:p>._name</text:p><text:p>._value<text:line-break/>._error</text:p><text:p>._getName()</text:p><text:p>.valueOf()</text:p><draw:enhanced-geometry svg:viewBox="0 0 21600 21600" draw:type="rectangle" draw:enhanced-path="M 0 0 L 21600 0 21600 21600 0 21600 0 0 Z N"/></draw:custom-shape><draw:line text:anchor-type="paragraph" draw:z-index="3" draw:name="Forme3" draw:style-name="gr3" draw:text-style-name="P3" svg:x1="2.177cm" svg:y1="3.922cm" svg:x2="2.203cm" svg:y2="2.917cm"><text:p/></draw:lin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8S</meta:editing-duration>
    <meta:editing-cycles>4</meta:editing-cycles>
    <meta:generator>LibreOffice/5.1.5.2$Windows_x86 LibreOffice_project/7a864d8825610a8c07cfc3bc01dd4fce6a9447e5</meta:generator>
    <dc:date>2018-06-03T10:31:33.538000000</dc:date>
    <meta:document-statistic meta:table-count="0" meta:image-count="0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